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User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x</text:p>
          </table:table-cell>
          <table:table-cell office:value-type="string" calcext:value-type="string">
            <text:p>qewljm@gmail.co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leg</text:p>
          </table:table-cell>
          <table:table-cell office:value-type="string" calcext:value-type="string">
            <text:p>qewdsvm@gamil.co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lou</text:p>
          </table:table-cell>
          <table:table-cell office:value-type="string" calcext:value-type="string">
            <text:p><text:span text:style-name="T1"><text:a xlink:href="mailto:ckojwv@gmail.com" xlink:type="simple">ckojwv@gmail.com</text:a>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ukin</text:p>
          </table:table-cell>
          <table:table-cell office:value-type="string" calcext:value-type="string">
            <text:p><text:span text:style-name="T1"><text:a xlink:href="mailto:dlsvmk@gmail.com" xlink:type="simple">dlsvmk@gmail.com</text:a>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chegov</text:p>
          </table:table-cell>
          <table:table-cell office:value-type="string" calcext:value-type="string">
            <text:p><text:span text:style-name="T2">pasv</text:span><text:span text:style-name="T2"><text:a xlink:href="mailto:l@gmail.com" xlink:type="simple">l@gmail.com</text:a>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dvedev</text:p>
          </table:table-cell>
          <table:table-cell office:value-type="string" calcext:value-type="string">
            <text:p>zxvk@gmail.co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rokin</text:p>
          </table:table-cell>
          <table:table-cell office:value-type="string" calcext:value-type="string">
            <text:p><text:span text:style-name="T1"><text:a xlink:href="mailto:pthl@gmail.com" xlink:type="simple">pthl@gmail.com</text:a></text:span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ups</text:p>
          </table:table-cell>
          <table:table-cell office:value-type="string" calcext:value-type="string">
            <text:p><text:span text:style-name="T1"><text:a xlink:href="mailto:qbdjn@gmail.com" xlink:type="simple">qbdjn@gmail.com</text:a></text:span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<text:span text:style-name="T1"><text:a xlink:href="mailto:xzc@gmail.com" xlink:type="simple">xzc@gmail.com</text:a></text:span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<text:span text:style-name="T1"><text:a xlink:href="mailto:zxc@gmail.com" xlink:type="simple">zxc@gmail.com</text:a></text:span></text:p>
          </table:table-cell>
        </table:table-row>
      </table:table>
      <table:table table:name="Orders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order_id</text:p>
          </table:table-cell>
          <table:table-cell table:style-name="Default" office:value-type="string" calcext:value-type="string">
            <text:p>order_date</text:p>
          </table:table-cell>
          <table:table-cell office:value-type="string" calcext:value-type="string">
            <text:p>user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2-31" calcext:value-type="date">
            <text:p>2022-12-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12-31" calcext:value-type="date">
            <text:p>2022-12-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12-31" calcext:value-type="date">
            <text:p>2022-12-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2-31" calcext:value-type="date">
            <text:p>2022-12-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12-31" calcext:value-type="date">
            <text:p>2022-12-31</text:p>
          </table:table-cell>
          <table:table-cell office:value-type="float" office:value="5" calcext:value-type="float">
            <text:p>5</text:p>
          </table:table-cell>
        </table:table-row>
      </table:table>
      <table:table table:name="Produc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roduct_id</text:p>
          </table:table-cell>
          <table:table-cell office:value-type="string" calcext:value-type="string">
            <text:p>product_name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gure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mpki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mat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l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isps</text:p>
          </table:table-cell>
          <table:table-cell office:value-type="float" office:value="11" calcext:value-type="float">
            <text:p>11</text:p>
          </table:table-cell>
        </table:table-row>
      </table:table>
      <table:table table:name="OrderDetail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order_detail_id</text:p>
          </table:table-cell>
          <table:table-cell office:value-type="string" calcext:value-type="string">
            <text:p>order_id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22:20:02.064074785</meta:creation-date>
    <dc:date>2025-04-14T22:31:56.518670927</dc:date>
    <meta:editing-duration>PT1M21S</meta:editing-duration>
    <meta:editing-cycles>1</meta:editing-cycles>
    <meta:document-statistic meta:table-count="4" meta:cell-count="93" meta:object-count="0"/>
    <meta:generator>LibreOffice/24.2.7.2$Linux_X86_64 LibreOffice_project/420$Build-2</meta:generator>
  </office:meta>
</office:document-meta>
</file>